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972" calcext:value-type="float">
            <text:p>972</text:p>
          </table:table-cell>
          <table:table-cell office:value-type="float" office:value="1403" calcext:value-type="float">
            <text:p>14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9" calcext:value-type="float">
            <text:p>1159</text:p>
          </table:table-cell>
          <table:table-cell office:value-type="float" office:value="4366" calcext:value-type="float">
            <text:p>4366</text:p>
          </table:table-cell>
          <table:table-cell office:value-type="float" office:value="6150" calcext:value-type="float">
            <text:p>61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43" calcext:value-type="float">
            <text:p>4943</text:p>
          </table:table-cell>
          <table:table-cell office:value-type="float" office:value="18476" calcext:value-type="float">
            <text:p>18476</text:p>
          </table:table-cell>
          <table:table-cell office:value-type="float" office:value="26177" calcext:value-type="float">
            <text:p>2617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43" calcext:value-type="float">
            <text:p>17343</text:p>
          </table:table-cell>
          <table:table-cell office:value-type="float" office:value="69836" calcext:value-type="float">
            <text:p>69836</text:p>
          </table:table-cell>
          <table:table-cell office:value-type="float" office:value="98323" calcext:value-type="float">
            <text:p>98323</text:p>
          </table:table-cell>
          <table:table-cell office:value-type="float" office:value="4909" calcext:value-type="float">
            <text:p>4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2:21.744508231</meta:creation-date>
    <dc:date>2022-12-19T12:54:50.250274172</dc:date>
    <meta:editing-duration>PT2H42M18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